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widows="1" fo:text-indent="0cm" style:auto-text-indent="false"/>
    </style:style>
    <style:style style:name="P2" style:family="paragraph" style:parent-style-name="Standard">
      <style:paragraph-properties fo:margin-left="0cm" fo:margin-right="0cm" fo:widows="1" fo:text-indent="0cm" style:auto-text-indent="false"/>
      <style:text-properties fo:language="en" fo:country="US"/>
    </style:style>
    <style:style style:name="P3" style:family="paragraph" style:parent-style-name="Standard">
      <style:paragraph-properties fo:margin-left="0cm" fo:margin-right="0cm" fo:widows="1" fo:text-indent="0cm" style:auto-text-indent="false"/>
      <style:text-properties fo:color="#800000" fo:language="en" fo:country="US"/>
    </style:style>
    <style:style style:name="P4" style:family="paragraph" style:parent-style-name="Standard" style:list-style-name="L1">
      <style:paragraph-properties fo:widows="1"/>
      <style:text-properties fo:language="en" fo:country="US"/>
    </style:style>
    <style:style style:name="P5" style:family="paragraph" style:parent-style-name="Standard">
      <style:paragraph-properties fo:margin-left="0cm" fo:margin-right="0cm" fo:widows="1" fo:text-indent="0cm" style:auto-text-indent="false"/>
      <style:text-properties fo:language="en" fo:country="US"/>
    </style:style>
    <style:style style:name="T1" style:family="text">
      <style:text-properties fo:language="en" fo:country="US"/>
    </style:style>
    <style:style style:name="T2" style:family="text">
      <style:text-properties fo:color="#800000" fo:language="en" fo:country="US"/>
    </style:style>
    <style:style style:name="T3" style:family="text">
      <style:text-properties fo:language="it" fo:country="I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menti</text:p>
      <text:p text:style-name="P2"/>
      <text:p text:style-name="P2">Luca Ambrosi</text:p>
      <text:p text:style-name="P2"/>
      <text:p text:style-name="P2">Sono rimasto soddisfatto della nostra collaborazione, l`azienda e` molto professionale, mi hanno offerto tante belle idee , infatti a volte quando arrivi da progettista non sai nemmeno che tipo di design del sito di preciso vuoi. La squadra di Binovery ha realizzato le cose abbaztanza complicate, considerando il fatto, che abbiamo collaborato a distanza, posso dire sinceramnete che potete fidarsi dell`azienda.</text:p>
      <text:p text:style-name="P2"/>
      <text:p text:style-name="P2">Salvo Russo</text:p>
      <text:p text:style-name="P2"/>
      <text:p text:style-name="P2">Da mia parte e da parte dell`azienda, gi<text:span text:style-name="T3">à</text:span> c`erano le idee ben chiare, del piano di lavoro. Questo ci ha permesso di lavorare rapidamente sulla progettazione del design del sito, mi serviva per migliorare la comunicazione con gli utenti mobile. Anche adesso stiamo continuando a sviluppare alcuni settori del sito. Ringrazio tutto il team di Binovery, che ha lavorato sul nostro progetto. Vi auguro successo e prosperità! </text:p>
      <text:p text:style-name="P2"/>
      <text:p text:style-name="P2">Clara la Rosa</text:p>
      <text:p text:style-name="P2"/>
      <text:p text:style-name="P2">Riferendosi con l`idea, Binovery mi ha preparato un concetto dettagliato del progetto, partendo dal nome e finendo con il posizionamento e l`avvio. I ragazzi hanno sviluppato un sito web, che con leggerezza trasmette le informazioni ai miei clienti. Il progetto <text:span text:style-name="T3">è</text:span> stato realizzato con le ultime tendenze di web Design, rendendolo facile per gli utenti. Il Sito non smette di crescere, indicando che il mio prodotto e` interessante per la gente. Grazie, avete creato il sito di ultima generazione!</text:p>
      <text:p text:style-name="P2"/>
      <text:p text:style-name="P2">Laura Palladino</text:p>
      <text:p text:style-name="P2"/>
      <text:p text:style-name="P2">Avevo ordinato il design, sviluppo del web sito e dell`applicazione mobile.</text:p>
      <text:p text:style-name="P2">La squadra e` molto professionale, lavorano in modo rapido ed efficiente. Sicuramente i prossimi progetti faremo solo da voi. Siete i migliori!</text:p>
      <text:p text:style-name="P2"/>
      <text:p text:style-name="P2">Francesco Turco</text:p>
      <text:p text:style-name="P2"/>
      <text:p text:style-name="P2">punti di forza:</text:p>
      <text:p text:style-name="P2">-Approccio individuale.</text:p>
      <text:p text:style-name="P2">-Perfetta incarnazione delle idee dei clienti.</text:p>
      <text:p text:style-name="P2">-Rispettno il tempo predefinito</text:p>
      <text:p text:style-name="P2">-Se qualcosa non mi piaceva, subito in modo rapido e preciso facevano le correzioni.</text:p>
      <text:p text:style-name="P2">Punti di debolezza non ho notato.</text:p>
      <text:p text:style-name="P2"/>
      <text:list xml:id="list1920272547424460778" text:style-name="L1">
        <text:list-item>
          <text:p text:style-name="P4">Home</text:p>
        </text:list-item>
        <text:list-item>
          <text:p text:style-name="P4">web</text:p>
        </text:list-item>
        <text:list-item>
          <text:p text:style-name="P4">mobile</text:p>
        </text:list-item>
        <text:list-item>
          <text:p text:style-name="P4">marketing</text:p>
        </text:list-item>
        <text:list-item>
          <text:p text:style-name="P4">portfolio</text:p>
        </text:list-item>
        <text:list-item>
          <text:p text:style-name="P4">nostra squadra</text:p>
        </text:list-item>
        <text:list-item>
          <text:p text:style-name="P4">framework</text:p>
        </text:list-item>
        <text:list-item>
          <text:p text:style-name="P4">blog</text:p>
        </text:list-item>
        <text:list-item>
          <text:p text:style-name="P4">recensioni</text:p>
        </text:list-item>
        <text:list-item>
          <text:p text:style-name="P4">commenti</text:p>
        </text:list-item>
      </text:list>
      <text:p text:style-name="P3"><text:soft-page-break/>Framework</text:p>
      <text:p text:style-name="P2"/>
      <text:p text:style-name="P2">Avete tante idee web e gli standard templete, ormai, non vi bastano per il vostro lavoro ideale?!</text:p>
      <text:p text:style-name="P2">Allora, dovete prendere un Framework da Binovery, il quale <text:span text:style-name="T3">è</text:span> destinato ad <text:span text:style-name="T3">essere</text:span> una “carcassa” dei programmi, dove rimane solo da appendere le pareti e le finestre. Cio<text:span text:style-name="T3">è</text:span> un templete possiamo considerare, come una cosa finita, invece un Framework <text:span text:style-name="T3">è</text:span> una base di partenza flessibile e disponibile, serve per facilitare la realizzazione e lo sviluppo dei siti e delle applicazioni. </text:p>
      <text:p text:style-name="P2">Binovery Framework – <text:span text:style-name="T3">è</text:span> fatto perfettamente per voi, per la vostra comodit<text:span text:style-name="T3">è</text:span> e per il vostro guadagno, che non tarder<text:span text:style-name="T3">à</text:span> ad arrivare.</text:p>
      <text:p text:style-name="P2"/>
      <text:p text:style-name="P1"><text:span text:style-name="T2">Contatti</text:span><text:span text:style-name="T1"> </text:span></text:p>
      <text:p text:style-name="P2"/>
      <text:p text:style-name="P2">Se siete su questa pagina vuol dire che siete interessati a lavorare con noi o per noi.</text:p>
      <text:p text:style-name="P2">Contattateci!</text:p>
      <text:p text:style-name="P2"/>
      <text:p text:style-name="P2">+39(327)- 977- 60-68</text:p>
      <text:p text:style-name="P2">80136, NAPOLI</text:p>
      <text:p text:style-name="P2">VICO PARADISO ALL SALUTE, 68</text:p>
      <text:p text:style-name="P2">INT.11</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31M39S</meta:editing-duration>
    <meta:editing-cycles>9</meta:editing-cycles>
    <meta:generator>OpenOffice/4.1.2$Win32 OpenOffice.org_project/412m3$Build-9782</meta:generator>
    <dc:date>2016-06-09T17:00:18.73</dc:date>
    <meta:document-statistic meta:table-count="0" meta:image-count="0" meta:object-count="0" meta:page-count="2" meta:paragraph-count="38" meta:word-count="438" meta:character-count="2730"/>
    <meta:user-defined meta:name="Info 1"/>
    <meta:user-defined meta:name="Info 2"/>
    <meta:user-defined meta:name="Info 3"/>
    <meta:user-defined meta:name="Info 4"/>
  </office:meta>
</office:document-meta>
</file>